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6.59cm"/>
    </style:style>
    <style:style style:name="co15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547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4.574cm"/>
    </style:style>
    <style:style style:name="co18" style:family="table-column">
      <style:table-column-properties fo:break-before="auto" style:column-width="3.485cm"/>
    </style:style>
    <style:style style:name="co19" style:family="table-column">
      <style:table-column-properties fo:break-before="auto" style:column-width="3.43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5.392cm"/>
    </style:style>
    <style:style style:name="co2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style-asian="normal" style:font-style-complex="normal" style:text-emphasize="none" style:font-relief="none" fo:font-size="10pt" style:text-position="33% 58%" style:font-weight-asian="bold" style:font-weight-complex="bold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text-position="33% 58%" style:font-weight-asian="bold" style:font-weight-complex="bold"/>
    </style:style>
    <style:style style:name="T7" style:family="text">
      <style:text-properties fo:font-weight="bold" style:text-position="33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Template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0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HS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BoardChecks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BOARD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w many lay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hickness copp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ype of process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layers are needed in the Gerb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sort of drill sizin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ing Hol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material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thickne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all siz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ity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es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C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al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ing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y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ing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 that PCB fits in enclosure o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points &amp; typ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nd clip location?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artTemplate.A21:PartTemplate.A3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7:01:12.026760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12T17:01:25.394843035</dc:date>
    <meta:editing-duration>PT19M42S</meta:editing-duration>
    <meta:editing-cycles>10</meta:editing-cycles>
    <meta:document-statistic meta:table-count="2" meta:cell-count="75" meta:object-count="0"/>
  </office:meta>
</office:document-meta>
</file>